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tipo ::= boolean|character|natural|integer|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4"/><text:bookmark-start text:name="DDE_LINK3"/>([1-9][0-9]*|0)<text:bookmark-end text:name="DDE_LINK4"/><text:bookmark-end text:name="DDE_LINK3"/></text:p>
      <text:p text:style-name="P5">litFlo ::= <text:bookmark-start text:name="DDE_LINK7"/>-?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Boo ::= true|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meta:document-statistic meta:table-count="0" meta:image-count="0" meta:object-count="0" meta:page-count="1" meta:paragraph-count="40" meta:word-count="122" meta:character-count="745"/>
    <dc:date>2010-01-10T18:09:22</dc:date>
    <dc:creator>Gonzalo Jaureguizar</dc:creator>
    <meta:editing-duration>PT00H04M24S</meta:editing-duration>
    <meta:editing-cycles>1</meta:editing-cycles>
    <meta:generator>OpenOffice.org/3.1$Linux OpenOffice.org_project/310m19$Build-9420</meta:generator>
  </office:meta>
</office:document-meta>
</file>